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Store result into</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Store result into</text:span>: The variable to store the height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Store result into</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Store result into</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Store result into</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Store result into</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